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86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3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86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453.51pt" svg:height="255.09pt" svg:x="633pt" svg:y="289.73pt">
            <loext:p draw:notify-on-update-of-ranges="'3'.A2:'3'.A8 '3'.B2:'3'.B8 '3'.A2:'3'.A8 '3'.C2:'3'.C8 '3'.A2:'3'.A8 '3'.D2:'3'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2pt" svg:height="255.12pt" svg:x="637.43pt" svg:y="22.05pt">
            <loext:p draw:notify-on-update-of-ranges="'3'.A2:'3'.A8 '3'.B2:'3'.B8 '3'.A2:'3'.A8 '3'.C2:'3'.C8 '3'.A2:'3'.A8 '3'.D2:'3'.D8 '3'.A2:'3'.A8 '3'.E2:'3'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8" calcext:value-type="float">
            <text:p>222738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4089" calcext:value-type="float">
            <text:p>664089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2.98148048379711" calcext:value-type="float">
            <text:p>2.98148048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3905" calcext:value-type="float">
            <text:p>1603905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2.41519585477248" calcext:value-type="float">
            <text:p>2.4151958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82318" calcext:value-type="float">
            <text:p>4582318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2.8569759430889" calcext:value-type="float">
            <text:p>2.85697594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86934" calcext:value-type="float">
            <text:p>14886934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3.24877802020724" calcext:value-type="float">
            <text:p>3.24877802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966252" calcext:value-type="float">
            <text:p>51966252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3.490728984222" calcext:value-type="float">
            <text:p>3.49072898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3729690" calcext:value-type="float">
            <text:p>22372969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4.30528817048418" calcext:value-type="float">
            <text:p>4.3052881705</text:p>
          </table:table-cell>
        </table:table-row>
      </table:table>
      <table:table table:name="4" table:style-name="ta1">
        <table:shapes>
          <draw:frame draw:z-index="0" draw:style-name="gr1" draw:text-style-name="P1" svg:width="453.2pt" svg:height="255.12pt" svg:x="574.27pt" svg:y="340.3pt">
            <loext:p draw:notify-on-update-of-ranges="'4'.A2:'4'.A7 '4'.B2:'4'.B7 '4'.A2:'4'.A7 '4'.C2:'4'.C7 '4'.A2:'4'.A7 '4'.D2:'4'.D7 '4'.A2:'4'.A7 '4'.E2:'4'.E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17pt" svg:height="255.12pt" svg:x="588.98pt" svg:y="67.52pt">
            <loext:p draw:notify-on-update-of-ranges="'4'.A2:'4'.A7 '4'.B2:'4'.B7 '4'.A2:'4'.A7 '4'.C2:'4'.C7 '4'.A2:'4'.A7 '4'.D2:'4'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100000*lg(N)</text:p>
          </table:table-cell>
          <table:table-cell office:value-type="string" calcext:value-type="string">
            <text:p>100000*N</text:p>
          </table:table-cell>
          <table:table-cell office:value-type="string" calcext:value-type="string">
            <text:p>100000*N*lg(N)</text:p>
          </table:table-cell>
          <table:table-cell office:value-type="string" calcext:value-type="string">
            <text:p>100000*N^2</text:p>
          </table:table-cell>
          <table:table-cell office:value-type="string" calcext:value-type="string">
            <text:p>2^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85" calcext:value-type="float">
            <text:p>128085</text:p>
          </table:table-cell>
          <table:table-cell table:formula="of:=100000*LOG([.A2]; 2)" office:value-type="float" office:value="100000" calcext:value-type="float">
            <text:p>100000</text:p>
          </table:table-cell>
          <table:table-cell table:formula="of:=[.A2]*100000" office:value-type="float" office:value="200000" calcext:value-type="float">
            <text:p>200000</text:p>
          </table:table-cell>
          <table:table-cell table:formula="of:=100000*[.A2]*LOG([.A2]; 2)" office:value-type="float" office:value="200000" calcext:value-type="float">
            <text:p>200000</text:p>
          </table:table-cell>
          <table:table-cell table:formula="of:=100000*[.A2]^2" office:value-type="float" office:value="400000" calcext:value-type="float">
            <text:p>400000</text:p>
          </table:table-cell>
          <table:table-cell table:formula="of:=2^[.A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886" calcext:value-type="float">
            <text:p>183886</text:p>
          </table:table-cell>
          <table:table-cell table:formula="of:=100000*LOG([.A3]; 2)" office:value-type="float" office:value="200000" calcext:value-type="float">
            <text:p>200000</text:p>
          </table:table-cell>
          <table:table-cell table:formula="of:=[.A3]*100000" office:value-type="float" office:value="400000" calcext:value-type="float">
            <text:p>400000</text:p>
          </table:table-cell>
          <table:table-cell table:formula="of:=100000*[.A3]*LOG([.A3]; 2)" office:value-type="float" office:value="800000" calcext:value-type="float">
            <text:p>800000</text:p>
          </table:table-cell>
          <table:table-cell table:formula="of:=100000*[.A3]^2" office:value-type="float" office:value="1600000" calcext:value-type="float">
            <text:p>1600000</text:p>
          </table:table-cell>
          <table:table-cell table:formula="of:=2^[.A3]" office:value-type="float" office:value="16" calcext:value-type="float">
            <text:p>16</text:p>
          </table:table-cell>
          <table:table-cell table:formula="of:=[.B3]/[.B2]" office:value-type="float" office:value="1.43565600968107" calcext:value-type="float">
            <text:p>1.4356560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4867" calcext:value-type="float">
            <text:p>294867</text:p>
          </table:table-cell>
          <table:table-cell table:formula="of:=100000*LOG([.A4]; 2)" office:value-type="float" office:value="300000" calcext:value-type="float">
            <text:p>300000</text:p>
          </table:table-cell>
          <table:table-cell table:formula="of:=[.A4]*100000" office:value-type="float" office:value="800000" calcext:value-type="float">
            <text:p>800000</text:p>
          </table:table-cell>
          <table:table-cell table:formula="of:=100000*[.A4]*LOG([.A4]; 2)" office:value-type="float" office:value="2400000" calcext:value-type="float">
            <text:p>2400000</text:p>
          </table:table-cell>
          <table:table-cell table:formula="of:=100000*[.A4]^2" office:value-type="float" office:value="6400000" calcext:value-type="float">
            <text:p>6400000</text:p>
          </table:table-cell>
          <table:table-cell table:formula="of:=2^[.A4]" office:value-type="float" office:value="256" calcext:value-type="float">
            <text:p>256</text:p>
          </table:table-cell>
          <table:table-cell table:formula="of:=[.B4]/[.B3]" office:value-type="float" office:value="1.60353153584286" calcext:value-type="float">
            <text:p>1.60353153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9571" calcext:value-type="float">
            <text:p>489571</text:p>
          </table:table-cell>
          <table:table-cell table:formula="of:=100000*LOG([.A5]; 2)" office:value-type="float" office:value="400000" calcext:value-type="float">
            <text:p>400000</text:p>
          </table:table-cell>
          <table:table-cell table:formula="of:=[.A5]*100000" office:value-type="float" office:value="1600000" calcext:value-type="float">
            <text:p>1600000</text:p>
          </table:table-cell>
          <table:table-cell table:formula="of:=100000*[.A5]*LOG([.A5]; 2)" office:value-type="float" office:value="6400000" calcext:value-type="float">
            <text:p>6400000</text:p>
          </table:table-cell>
          <table:table-cell table:formula="of:=100000*[.A5]^2" office:value-type="float" office:value="25600000" calcext:value-type="float">
            <text:p>25600000</text:p>
          </table:table-cell>
          <table:table-cell table:formula="of:=2^[.A5]" office:value-type="float" office:value="65536" calcext:value-type="float">
            <text:p>65536</text:p>
          </table:table-cell>
          <table:table-cell table:formula="of:=[.B5]/[.B4]" office:value-type="float" office:value="1.66031125897439" calcext:value-type="float">
            <text:p>1.660311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9791" calcext:value-type="float">
            <text:p>949791</text:p>
          </table:table-cell>
          <table:table-cell table:formula="of:=100000*LOG([.A6]; 2)" office:value-type="float" office:value="500000" calcext:value-type="float">
            <text:p>500000</text:p>
          </table:table-cell>
          <table:table-cell table:formula="of:=[.A6]*100000" office:value-type="float" office:value="3200000" calcext:value-type="float">
            <text:p>3200000</text:p>
          </table:table-cell>
          <table:table-cell table:formula="of:=100000*[.A6]*LOG([.A6]; 2)" office:value-type="float" office:value="16000000" calcext:value-type="float">
            <text:p>16000000</text:p>
          </table:table-cell>
          <table:table-cell table:formula="of:=100000*[.A6]^2" office:value-type="float" office:value="102400000" calcext:value-type="float">
            <text:p>102400000</text:p>
          </table:table-cell>
          <table:table-cell table:formula="of:=2^[.A6]" office:value-type="float" office:value="4294967296" calcext:value-type="float">
            <text:p>4294967296</text:p>
          </table:table-cell>
          <table:table-cell table:formula="of:=[.B6]/[.B5]" office:value-type="float" office:value="1.94004751098411" calcext:value-type="float">
            <text:p>1.9400475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81843" calcext:value-type="float">
            <text:p>2081843</text:p>
          </table:table-cell>
          <table:table-cell table:formula="of:=100000*LOG([.A7]; 2)" office:value-type="float" office:value="600000" calcext:value-type="float">
            <text:p>600000</text:p>
          </table:table-cell>
          <table:table-cell table:formula="of:=[.A7]*100000" office:value-type="float" office:value="6400000" calcext:value-type="float">
            <text:p>6400000</text:p>
          </table:table-cell>
          <table:table-cell table:formula="of:=100000*[.A7]*LOG([.A7]; 2)" office:value-type="float" office:value="38400000" calcext:value-type="float">
            <text:p>38400000</text:p>
          </table:table-cell>
          <table:table-cell table:formula="of:=100000*[.A7]^2" office:value-type="float" office:value="409600000" calcext:value-type="float">
            <text:p>409600000</text:p>
          </table:table-cell>
          <table:table-cell table:formula="of:=2^[.A7]" office:value-type="float" office:value="1.84467440737096E+019" calcext:value-type="float">
            <text:p>1.84467440737096E+019</text:p>
          </table:table-cell>
          <table:table-cell table:formula="of:=[.B7]/[.B6]" office:value-type="float" office:value="2.19189590130881" calcext:value-type="float">
            <text:p>2.19189590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100000*LOG([.A8]; 2)" office:value-type="float" office:value="700000" calcext:value-type="float">
            <text:p>700000</text:p>
          </table:table-cell>
          <table:table-cell table:formula="of:=[.A8]*100000" office:value-type="float" office:value="12800000" calcext:value-type="float">
            <text:p>12800000</text:p>
          </table:table-cell>
          <table:table-cell table:formula="of:=100000*[.A8]*LOG([.A8]; 2)" office:value-type="float" office:value="89600000" calcext:value-type="float">
            <text:p>89600000</text:p>
          </table:table-cell>
          <table:table-cell table:formula="of:=100000*[.A8]^2" office:value-type="float" office:value="1638400000" calcext:value-type="float">
            <text:p>1638400000</text:p>
          </table:table-cell>
          <table:table-cell table:formula="of:=2^[.A8]" office:value-type="float" office:value="3.40282366920938E+038" calcext:value-type="float">
            <text:p>3.40282366920938E+038</text:p>
          </table:table-cell>
          <table:table-cell table:formula="of:=[.B8]/[.B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51:23.074549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0:43:13.971165889</meta:creation-date>
    <dc:date>2017-12-11T12:04:57.923632184</dc:date>
    <meta:editing-duration>PT12M15S</meta:editing-duration>
    <meta:editing-cycles>4</meta:editing-cycles>
    <meta:generator>LibreOffice/5.1.6.2$Linux_X86_64 LibreOffice_project/10m0$Build-2</meta:generator>
    <meta:document-statistic meta:table-count="2" meta:cell-count="1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3'.A2:'3'.E8" svg:x="0.319cm" svg:y="0.18cm" svg:width="12.45cm" svg:height="8.641cm">
          <chartooo:coordinate-region svg:x="2.339cm" svg:y="0.378cm" svg:width="9.9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series chart:style-name="ch9" chart:values-cell-range-address="'3'.E2:'3'.E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  <table:table-cell office:value-type="float" office:value="400000">
                <text:p>400000</text:p>
                <draw:g>
                  <svg:desc>'3'.E2:'3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  <table:table-cell office:value-type="float" office:value="25600000">
                <text:p>25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  <table:table-cell office:value-type="float" office:value="102400000">
                <text:p>1024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  <table:table-cell office:value-type="float" office:value="409600000">
                <text:p>4096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  <table:table-cell office:value-type="float" office:value="1638400000">
                <text:p>16384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9cm" svg:y="3.707cm" style:legend-expansion="high" chart:style-name="ch2"/>
        <chart:plot-area chart:style-name="ch3" table:cell-range-address="'3'.A2:'3'.D8" svg:x="0.32cm" svg:y="0.18cm" svg:width="12.459cm" svg:height="8.64cm">
          <chartooo:coordinate-region svg:x="2.34cm" svg:y="0.379cm" svg:width="10.1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'.B2:'3'.B8" chart:class="chart:scatter">
            <chart:domain table:cell-range-address="'3'.A2:'3'.A8"/>
            <chart:data-point chart:repeated="7"/>
          </chart:series>
          <chart:series chart:style-name="ch7" chart:values-cell-range-address="'3'.C2:'3'.C8" chart:class="chart:scatter">
            <chart:data-point chart:repeated="7"/>
          </chart:series>
          <chart:series chart:style-name="ch8" chart:values-cell-range-address="'3'.D2:'3'.D8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3'.A2:'3'.A8</svg:desc>
                </draw:g>
              </table:table-cell>
              <table:table-cell office:value-type="float" office:value="222738">
                <text:p>222738</text:p>
                <draw:g>
                  <svg:desc>'3'.B2:'3'.B8</svg:desc>
                </draw:g>
              </table:table-cell>
              <table:table-cell office:value-type="float" office:value="200000">
                <text:p>200000</text:p>
                <draw:g>
                  <svg:desc>'3'.C2:'3'.C8</svg:desc>
                </draw:g>
              </table:table-cell>
              <table:table-cell office:value-type="float" office:value="200000">
                <text:p>200000</text:p>
                <draw:g>
                  <svg:desc>'3'.D2:'3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4089">
                <text:p>664089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03905">
                <text:p>1603905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582318">
                <text:p>4582318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4886934">
                <text:p>14886934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51966252">
                <text:p>51966252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3729690">
                <text:p>223729690</text:p>
              </table:table-cell>
              <table:table-cell office:value-type="float" office:value="12800000">
                <text:p>12800000</text:p>
              </table:table-cell>
              <table:table-cell office:value-type="float" office:value="89600000">
                <text:p>896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1cm" xlink:href=".." xlink:type="simple" chart:class="chart:scatter" chart:style-name="ch1">
        <chart:legend chart:legend-position="end" svg:x="13.088cm" svg:y="3.46cm" style:legend-expansion="high" chart:style-name="ch2"/>
        <chart:plot-area chart:style-name="ch3" table:cell-range-address="'4'.A2:'4'.E7" svg:x="0.319cm" svg:y="0.18cm" svg:width="12.45cm" svg:height="8.641cm">
          <chartooo:coordinate-region svg:x="2.142cm" svg:y="0.378cm" svg:width="10.4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series chart:style-name="ch9" chart:values-cell-range-address="'4'.E2:'4'.E7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  <table:table-cell office:value-type="float" office:value="200000">
                <text:p>200000</text:p>
                <draw:g>
                  <svg:desc>'4'.E2:'4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  <table:table-cell office:value-type="float" office:value="6400000">
                <text:p>64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  <table:table-cell office:value-type="float" office:value="16000000">
                <text:p>16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  <table:table-cell office:value-type="float" office:value="38400000">
                <text:p>384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scatter" chart:style-name="ch1">
        <chart:legend chart:legend-position="end" svg:x="13.087cm" svg:y="3.707cm" style:legend-expansion="high" chart:style-name="ch2"/>
        <chart:plot-area chart:style-name="ch3" table:cell-range-address="'4'.A2:'4'.D7" svg:x="0.319cm" svg:y="0.18cm" svg:width="12.449cm" svg:height="8.641cm">
          <chartooo:coordinate-region svg:x="1.946cm" svg:y="0.378cm" svg:width="10.62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'.B2:'4'.B7" chart:class="chart:scatter">
            <chart:domain table:cell-range-address="'4'.A2:'4'.A7"/>
            <chart:data-point chart:repeated="6"/>
          </chart:series>
          <chart:series chart:style-name="ch7" chart:values-cell-range-address="'4'.C2:'4'.C7" chart:class="chart:scatter">
            <chart:data-point chart:repeated="6"/>
          </chart:series>
          <chart:series chart:style-name="ch8" chart:values-cell-range-address="'4'.D2:'4'.D7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4'.A2:'4'.A7</svg:desc>
                </draw:g>
              </table:table-cell>
              <table:table-cell office:value-type="float" office:value="128085">
                <text:p>128085</text:p>
                <draw:g>
                  <svg:desc>'4'.B2:'4'.B7</svg:desc>
                </draw:g>
              </table:table-cell>
              <table:table-cell office:value-type="float" office:value="100000">
                <text:p>100000</text:p>
                <draw:g>
                  <svg:desc>'4'.C2:'4'.C7</svg:desc>
                </draw:g>
              </table:table-cell>
              <table:table-cell office:value-type="float" office:value="200000">
                <text:p>200000</text:p>
                <draw:g>
                  <svg:desc>'4'.D2:'4'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3886">
                <text:p>183886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94867">
                <text:p>294867</text:p>
              </table:table-cell>
              <table:table-cell office:value-type="float" office:value="300000">
                <text:p>300000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89571">
                <text:p>489571</text:p>
              </table:table-cell>
              <table:table-cell office:value-type="float" office:value="400000">
                <text:p>400000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949791">
                <text:p>949791</text:p>
              </table:table-cell>
              <table:table-cell office:value-type="float" office:value="500000">
                <text:p>500000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81843">
                <text:p>2081843</text:p>
              </table:table-cell>
              <table:table-cell office:value-type="float" office:value="600000">
                <text:p>600000</text:p>
              </table:table-cell>
              <table:table-cell office:value-type="float" office:value="6400000">
                <text:p>64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